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4" style:family="table-column">
      <style:table-column-properties fo:break-before="auto" style:column-width="12.54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AWS : passage sur le cloud d'amazon </text:p>
          </table:table-cell>
          <table:table-cell office:value-type="string">
            <text:p>réservation d'1 micro instance avec IP fixe, prise en main de l'image Linux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test</text:p>
          </table:table-cell>
          <table:table-cell office:value-type="string">
            <text:p>Création des informations dans un compte de tes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test</text:p>
          </table:table-cell>
          <table:table-cell office:value-type="string">
            <text:p>Suppression automatique des comptes de tes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Util – detection changement</text:p>
          </table:table-cell>
          <table:table-cell office:value-type="string">
            <text:p>Champs de texte : valeur initiale + détection de changemen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valeurs</text:p>
          </table:table-cell>
          <table:table-cell office:value-type="string">
            <text:p>Interface SRV de set/get valeurs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valeurs</text:p>
          </table:table-cell>
          <table:table-cell office:value-type="string">
            <text:p>Interface CLIENT de set/get valeurs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Coach – Valeurs</text:p>
          </table:table-cell>
          <table:table-cell office:value-type="string">
            <text:p>Définir le panneau ou rentrer les objectifs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changement de mot de passe</text:p>
          </table:table-cell>
          <table:table-cell office:value-type="string">
            <text:p>Interface de compte dans le panneau principal</text:p>
          </table:table-cell>
          <table:table-cell/>
        </table:table-row>
        <table:table-row table:style-name="ro3">
          <table:table-cell office:value-type="string">
            <text:p>rapport d'activité – HTML</text:p>
          </table:table-cell>
          <table:table-cell/>
          <table:table-cell office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apport du coach – objectifs d'actions</text:p>
          </table:table-cell>
          <table:table-cell table:number-columns-repeated="2"/>
        </table:table-row>
        <table:table-row table:style-name="ro2">
          <table:table-cell office:value-type="string">
            <text:p>rapport du coach – objectifs de temps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Contact externe : edition/ajout/suppressio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recherche d'identité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demande de contac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table:style-name="ce1" office:value-type="string">
            <text:p>accepter les demandes de contacts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gestion des informations partagées personnelles par contac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liste des contacts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envoi de message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signaler un changemen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ch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apport de contacts – HTML</text:p>
          </table:table-cell>
          <table:table-cell table:number-columns-repeated="2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/00/0000</text:date>, <text:time style:data-style-name="N2" text:time-value="0000-00-00T07:30: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3.6$Linux_x86 LibreOffice_project/360m1$Build-2</meta:generator>
    <dc:date>2013-02-16T10:02:07</dc:date>
    <dc:creator>Avila </dc:creator>
    <meta:editing-duration>P2DT9H32M58S</meta:editing-duration>
    <meta:editing-cycles>9</meta:editing-cycles>
    <meta:document-statistic meta:table-count="3" meta:cell-count="45" meta:object-count="0"/>
  </office:meta>
</office:document-meta>
</file>